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a2a8" officeooo:paragraph-rsid="001aa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a2a8" officeooo:paragraph-rsid="001aa2a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aa2a8" officeooo:paragraph-rsid="001aa2a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DESCRIPTION</text:p>
      <text:p text:style-name="P3"><text:span text:style-name="T1">1. diagnosis : </text:span>The diagnosis of breast tissues (M = malignant, B = benign)</text:p>
      <text:p text:style-name="P3"/>
      <text:p text:style-name="P3"><text:span text:style-name="T1">2. radius_mean :</text:span>mean of distances from center to points on the perimeter</text:p>
      <text:p text:style-name="P3"/>
      <text:p text:style-name="P3"><text:span text:style-name="T1">3. texture_meanstandard:</text:span> deviation of gray-scale values</text:p>
      <text:p text:style-name="P3"/>
      <text:p text:style-name="P3"><text:span text:style-name="T1">4. perimeter_mean : </text:span>mean size of the core tumor</text:p>
      <text:p text:style-name="P2"/>
      <text:p text:style-name="P2">5. area_mean</text:p>
      <text:p text:style-name="P3"><text:span text:style-name="T1"/></text:p>
      <text:p text:style-name="P3"><text:span text:style-name="T1">6. smoothness_mean: </text:span>mean of local variation in radius lengths</text:p>
      <text:p text:style-name="P3"><text:span text:style-name="T1"/></text:p>
      <text:p text:style-name="P3"><text:span text:style-name="T1">7. compactness_mean: </text:span>mean of perimeter^2 / area - 1.0</text:p>
      <text:p text:style-name="P3"><text:span text:style-name="T1"/></text:p>
      <text:p text:style-name="P3"><text:span text:style-name="T1">8. concavity_mean: </text:span>mean of severity of concave portions of the contour</text:p>
      <text:p text:style-name="P3"><text:span text:style-name="T1"/></text:p>
      <text:p text:style-name="P3"><text:span text:style-name="T1">9. concave points_mean: </text:span>mean for number of concave portions of the contour</text:p>
      <text:p text:style-name="P2"/>
      <text:p text:style-name="P2">10. symmetry_mean</text:p>
      <text:p text:style-name="P3"><text:span text:style-name="T1"/></text:p>
      <text:p text:style-name="P3"><text:span text:style-name="T1">11. fractal_dimension_mean: </text:span>mean for "coastline approximation" - 1</text:p>
      <text:p text:style-name="P3"><text:span text:style-name="T1"/></text:p>
      <text:p text:style-name="P3"><text:span text:style-name="T1">12. radius_sestandard</text:span> :error for the mean of distances from center to points on the perimeter</text:p>
      <text:p text:style-name="P3"/>
      <text:p text:style-name="P3"><text:span text:style-name="T1">13. texture_sestandard:</text:span> error for standard deviation of gray-scale values</text:p>
      <text:p text:style-name="P2"/>
      <text:p text:style-name="P2">14. perimeter_se</text:p>
      <text:p text:style-name="P2"/>
      <text:p text:style-name="P2">15. area_se</text:p>
      <text:p text:style-name="P3"><text:span text:style-name="T1"/></text:p>
      <text:p text:style-name="P3"><text:span text:style-name="T1">16. smoothness_sestandard:</text:span> error for local variation in radius lengths</text:p>
      <text:p text:style-name="P3"><text:span text:style-name="T1"/></text:p>
      <text:p text:style-name="P3"><text:span text:style-name="T1">17. compactness_sestandard:</text:span> error for perimeter^2 / area - 1.0</text:p>
      <text:p text:style-name="P3"><text:span text:style-name="T1"/></text:p>
      <text:p text:style-name="P3"><text:span text:style-name="T1">18. concavity_sestandard:</text:span> error for severity of concave portions of the contour</text:p>
      <text:p text:style-name="P3"/>
      <text:p text:style-name="P3"><text:span text:style-name="T1">19. <text:s/>concave points_sestandard:</text:span> error for number of concave portions of the contour</text:p>
      <text:p text:style-name="P3"/>
      <text:p text:style-name="P2">20. symmetry_se</text:p>
      <text:p text:style-name="P3"><text:span text:style-name="T1"/></text:p>
      <text:p text:style-name="P3"><text:span text:style-name="T1">21. fractal_dimension_sestandard:</text:span> error for "coastline approximation" - 1</text:p>
      <text:p text:style-name="P3"><text:span text:style-name="T1"/></text:p>
      <text:p text:style-name="P3"><text:span text:style-name="T1">22. radius_worst: </text:span>"worst" or largest mean value for mean of distances from center to points on the perimeter</text:p>
      <text:p text:style-name="P3"><text:span text:style-name="T1"/></text:p>
      <text:p text:style-name="P3"><text:span text:style-name="T1">23. texture_worst: </text:span>"worst" or largest mean value for standard deviation of gray-scale values</text:p>
      <text:p text:style-name="P2"/>
      <text:p text:style-name="P2">24. perimeter_worst</text:p>
      <text:p text:style-name="P2"/>
      <text:p text:style-name="P2">25. area_worst</text:p>
      <text:p text:style-name="P3"><text:span text:style-name="T1"/></text:p>
      <text:p text:style-name="P3"><text:soft-page-break/><text:span text:style-name="T1">smoothness_worst: </text:span>"worst" or largest mean value for local variation in radius lengths</text:p>
      <text:p text:style-name="P3"><text:span text:style-name="T1"/></text:p>
      <text:p text:style-name="P3"><text:span text:style-name="T1">compactness_worst: </text:span>"worst" or largest mean value for perimeter^2 / area - 1.0</text:p>
      <text:p text:style-name="P3"><text:span text:style-name="T1"/></text:p>
      <text:p text:style-name="P3"><text:span text:style-name="T1">concavity_worst: </text:span>"worst" or largest mean value for severity of concave portions of the contour</text:p>
      <text:p text:style-name="P3"><text:span text:style-name="T1"/></text:p>
      <text:p text:style-name="P3"><text:span text:style-name="T1">concave points_worst: </text:span>"worst" or largest mean value for number of concave portions of the contour</text:p>
      <text:p text:style-name="P2"/>
      <text:p text:style-name="P2">symmetry_worst</text:p>
      <text:p text:style-name="P3"><text:span text:style-name="T1"/></text:p>
      <text:p text:style-name="P3"><text:span text:style-name="T1">fractal_dimension_worst:</text:span> "worst" or largest mean value for "coastline approximation" -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3:29:01.050200492</meta:creation-date>
    <dc:date>2019-02-02T23:38:31.418274794</dc:date>
    <meta:editing-duration>PT9M34S</meta:editing-duration>
    <meta:editing-cycles>1</meta:editing-cycles>
    <meta:document-statistic meta:table-count="0" meta:image-count="0" meta:object-count="0" meta:page-count="2" meta:paragraph-count="32" meta:word-count="275" meta:character-count="1880" meta:non-whitespace-character-count="1636"/>
    <meta:generator>LibreOffice/6.0.7.3$Linux_X86_64 LibreOffice_project/00m0$Build-3</meta:generator>
  </office:meta>
</office:document-meta>
</file>